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CorrelatorMessage.setMessageExchange( HMessageExchange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orMessage.getCorrelation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orMessage.setCorrelationKey( String correlatio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orMessage.setCorrelator( HCorrelator correl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orMessage.getCorre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orMessage.getMessage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orMessag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